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ce29" officeooo:paragraph-rsid="0016ce29"/>
    </style:style>
    <style:style style:name="P2" style:family="paragraph" style:parent-style-name="Standard">
      <style:text-properties officeooo:rsid="0016ce29" officeooo:paragraph-rsid="00184ef8"/>
    </style:style>
    <style:style style:name="P3" style:family="paragraph" style:parent-style-name="Standard">
      <style:text-properties officeooo:rsid="0016ce29" officeooo:paragraph-rsid="0018fcdb"/>
    </style:style>
    <style:style style:name="P4" style:family="paragraph" style:parent-style-name="Standard">
      <style:text-properties officeooo:rsid="00184ef8" officeooo:paragraph-rsid="00184ef8"/>
    </style:style>
    <style:style style:name="P5" style:family="paragraph" style:parent-style-name="Standard">
      <style:text-properties officeooo:rsid="00184ef8" officeooo:paragraph-rsid="001d7237"/>
    </style:style>
    <style:style style:name="P6" style:family="paragraph" style:parent-style-name="Standard">
      <style:text-properties officeooo:rsid="00184ef8" officeooo:paragraph-rsid="0018fcdb"/>
    </style:style>
    <style:style style:name="P7" style:family="paragraph" style:parent-style-name="Standard">
      <style:text-properties officeooo:rsid="0018fcdb" officeooo:paragraph-rsid="0018fcdb"/>
    </style:style>
    <style:style style:name="P8" style:family="paragraph" style:parent-style-name="Standard">
      <style:text-properties officeooo:rsid="0018fcdb" officeooo:paragraph-rsid="00203656"/>
    </style:style>
    <style:style style:name="P9" style:family="paragraph" style:parent-style-name="Standard">
      <style:text-properties officeooo:rsid="00203af7" officeooo:paragraph-rsid="00203af7"/>
    </style:style>
    <style:style style:name="P10" style:family="paragraph" style:parent-style-name="Standard">
      <style:text-properties officeooo:rsid="0021a2e7" officeooo:paragraph-rsid="0021a2e7"/>
    </style:style>
    <style:style style:name="P11" style:family="paragraph" style:parent-style-name="Standard">
      <style:text-properties officeooo:rsid="0021a2e7" officeooo:paragraph-rsid="00231fd2"/>
    </style:style>
    <style:style style:name="P12" style:family="paragraph" style:parent-style-name="Standard">
      <style:text-properties officeooo:rsid="00231fd2" officeooo:paragraph-rsid="00231fd2"/>
    </style:style>
    <style:style style:name="P13" style:family="paragraph" style:parent-style-name="Standard">
      <style:text-properties officeooo:rsid="00243141" officeooo:paragraph-rsid="00243141"/>
    </style:style>
    <style:style style:name="P14" style:family="paragraph" style:parent-style-name="Standard">
      <style:text-properties officeooo:rsid="002595f1" officeooo:paragraph-rsid="002595f1"/>
    </style:style>
    <style:style style:name="P15" style:family="paragraph" style:parent-style-name="Standard">
      <style:text-properties officeooo:rsid="0027374f" officeooo:paragraph-rsid="0027374f"/>
    </style:style>
    <style:style style:name="P16" style:family="paragraph" style:parent-style-name="Standard">
      <style:text-properties officeooo:rsid="0027735e" officeooo:paragraph-rsid="0027735e"/>
    </style:style>
    <style:style style:name="P17" style:family="paragraph" style:parent-style-name="Standard">
      <style:text-properties officeooo:rsid="0027d669" officeooo:paragraph-rsid="0027d669"/>
    </style:style>
    <style:style style:name="P18" style:family="paragraph" style:parent-style-name="Standard">
      <style:text-properties officeooo:paragraph-rsid="0027d669"/>
    </style:style>
    <style:style style:name="P19" style:family="paragraph" style:parent-style-name="Standard">
      <style:text-properties officeooo:paragraph-rsid="002a3579"/>
    </style:style>
    <style:style style:name="P20" style:family="paragraph" style:parent-style-name="Standard">
      <style:text-properties officeooo:rsid="002a911e" officeooo:paragraph-rsid="002a911e"/>
    </style:style>
    <style:style style:name="P21" style:family="paragraph" style:parent-style-name="Standard">
      <style:text-properties officeooo:rsid="002b8b2a" officeooo:paragraph-rsid="002b8b2a"/>
    </style:style>
    <style:style style:name="P22" style:family="paragraph" style:parent-style-name="Standard">
      <style:text-properties officeooo:rsid="002bca80" officeooo:paragraph-rsid="002bca80"/>
    </style:style>
    <style:style style:name="P23" style:family="paragraph" style:parent-style-name="Standard">
      <style:text-properties officeooo:rsid="002e179c" officeooo:paragraph-rsid="002e179c"/>
    </style:style>
    <style:style style:name="P24" style:family="paragraph" style:parent-style-name="Standard" style:list-style-name="L1">
      <style:text-properties officeooo:rsid="00243141" officeooo:paragraph-rsid="00243141"/>
    </style:style>
    <style:style style:name="P25" style:family="paragraph" style:parent-style-name="Standard">
      <style:text-properties officeooo:rsid="002bca80" officeooo:paragraph-rsid="0033f1d8"/>
    </style:style>
    <style:style style:name="P26" style:family="paragraph" style:parent-style-name="Standard">
      <style:text-properties officeooo:rsid="002bca80" officeooo:paragraph-rsid="003403fe"/>
    </style:style>
    <style:style style:name="P27" style:family="paragraph" style:parent-style-name="Standard">
      <style:text-properties officeooo:rsid="002bca80" officeooo:paragraph-rsid="002bca80"/>
    </style:style>
    <style:style style:name="P28" style:family="paragraph" style:parent-style-name="Standard">
      <style:text-properties officeooo:rsid="0033f1d8" officeooo:paragraph-rsid="0033f1d8"/>
    </style:style>
    <style:style style:name="P29" style:family="paragraph" style:parent-style-name="Standard">
      <style:text-properties officeooo:rsid="002595f1" officeooo:paragraph-rsid="002595f1"/>
    </style:style>
    <style:style style:name="P30" style:family="paragraph" style:parent-style-name="Standard">
      <style:text-properties officeooo:rsid="002595f1" officeooo:paragraph-rsid="003580c9"/>
    </style:style>
    <style:style style:name="P31" style:family="paragraph" style:parent-style-name="Standard">
      <style:text-properties officeooo:rsid="00355357" officeooo:paragraph-rsid="00355357"/>
    </style:style>
    <style:style style:name="P32" style:family="paragraph" style:parent-style-name="Standard">
      <style:text-properties officeooo:rsid="002e179c" officeooo:paragraph-rsid="002e179c"/>
    </style:style>
    <style:style style:name="T1" style:family="text">
      <style:text-properties officeooo:rsid="00186078"/>
    </style:style>
    <style:style style:name="T2" style:family="text">
      <style:text-properties officeooo:rsid="0018fcdb"/>
    </style:style>
    <style:style style:name="T3" style:family="text">
      <style:text-properties officeooo:rsid="001acfa0"/>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8fcdb" style:font-weight-asian="bold" style:font-weight-complex="bold"/>
    </style:style>
    <style:style style:name="T7" style:family="text">
      <style:text-properties fo:font-weight="bold" officeooo:rsid="0027d669" style:font-weight-asian="bold" style:font-weight-complex="bold"/>
    </style:style>
    <style:style style:name="T8" style:family="text">
      <style:text-properties officeooo:rsid="00231fd2"/>
    </style:style>
    <style:style style:name="T9" style:family="text">
      <style:text-properties officeooo:rsid="0023346b"/>
    </style:style>
    <style:style style:name="T10" style:family="text">
      <style:text-properties officeooo:rsid="002595f1"/>
    </style:style>
    <style:style style:name="T11" style:family="text">
      <style:text-properties officeooo:rsid="0027d669"/>
    </style:style>
    <style:style style:name="T12" style:family="text">
      <style:text-properties officeooo:rsid="002a3579"/>
    </style:style>
    <style:style style:name="T13" style:family="text">
      <style:text-properties officeooo:rsid="002a911e"/>
    </style:style>
    <style:style style:name="T14" style:family="text">
      <style:text-properties officeooo:rsid="002ced32"/>
    </style:style>
    <style:style style:name="T15" style:family="text">
      <style:text-properties officeooo:rsid="00326552"/>
    </style:style>
    <style:style style:name="T16" style:family="text">
      <style:text-properties officeooo:rsid="0033f1d8"/>
    </style:style>
    <style:style style:name="T17" style:family="text">
      <style:text-properties officeooo:rsid="003403fe"/>
    </style:style>
    <style:style style:name="T18" style:family="text">
      <style:text-properties officeooo:rsid="00355357"/>
    </style:style>
    <style:style style:name="T19" style:family="text">
      <style:text-properties officeooo:rsid="002bca80"/>
    </style:style>
    <style:style style:name="T20" style:family="text">
      <style:text-properties officeooo:rsid="003580c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Características de GNU/Linux:</text:p>
      <text:p text:style-name="P1">(a) Mencione y explique las características más relevantes de GNU/Linux.</text:p>
      <text:p text:style-name="P1">(b) Mencione otros sistemas operativos y compárelos con GNU/Linux en cuanto a los</text:p>
      <text:p text:style-name="P1">puntos mencionados en el inciso a.</text:p>
      <text:p text:style-name="P1">(c) ¿Qué es GNU?</text:p>
      <text:p text:style-name="P1">(d) Indique una breve historia sobre la evolución del proyecto GNU</text:p>
      <text:p text:style-name="P1">(e) Explique qué es la multitarea, e indique si GNU/Linux hace uso de ella.</text:p>
      <text:p text:style-name="P1">(f) ¿Qué es POSIX?</text:p>
      <text:p text:style-name="P1"/>
      <text:p text:style-name="P1">1)</text:p>
      <text:p text:style-name="P3">a) <text:span text:style-name="T2">En líneas generales podemos decir que se dispone de varios tipos de sistema de archivos para poder acceder a archivos en otras plataformas. Está orientado al trabajo en red, con todo tipo de facilidades como correo electrónico sites de oficina, juegos, trabajo de audio y video, etc...</text:span></text:p>
      <text:p text:style-name="P7">Linux tiene muchas características que lo hacen merecedor de la popularidad y confianza de personas y entidades al rededor del mundo, como por ejemplo la NASA que apostó por Linux en sus servidores, para investigación. Entre sus muchas características podemos mencionar:</text:p>
      <text:p text:style-name="P7">Se distribuye su código fuente, lo cual permite a cualquier persona que así lo desee hacer todos los cambios necesarios para resolver problemas que se puedan presentar, así como también agregar funcionalidad. El único requisito que esto conlleva es poner los cambios realizados a disposición del público, esto debido a su licencia.</text:p>
      <text:p text:style-name="P7">Es desarrollado en forma abierta por cientos de usuarios distribuidos por todo el mundo, los cuales la red Internet como medio de comunicación y colaboración. Esto permite un rápido y eficiente ciclo de desarrollo.</text:p>
      <text:p text:style-name="P7">Cuenta con un amplio y robusto soporte para comunicaciones y redes, lo cual hace que sea una opción atractiva tanto para empresas como para usuarios individuales.</text:p>
      <text:p text:style-name="P7">Da soporte a una amplia variedad de hardware y se puede correr en una multitud de plataformas: PC's convencionales, computadoras Macintosh, etc., así como costosas estaciones de trabajo.</text:p>
      <text:p text:style-name="P7">• <text:span text:style-name="T5">Linux y sus Shells:</text:span> Cada usuario de un sistema Linux tiene su propia interfaz de usuario o Shell. Los usuarios pueden personalizar sus shells adecuándolos a sus propias necesidades específicas. En este sentido, el Shell de un usuario funciona más como un entorno operativo que el usuario puede controlar.</text:p>
      <text:p text:style-name="P7">• <text:span text:style-name="T5">Linux es Multitarea:</text:span> La multitarea no consiste en hacer que el procesador realice más de un trabajo al mismo tiempo (un solo procesador no tiene esa capacidad), lo único que realiza es presentar las tareas de forma intercalada para que se ejecuten varias simultáneamente. Por lo tanto en Linux es posible ejecutar varios programas a la vez sin necesidad de tener que parar la ejecución de cada aplicación.</text:p>
      <text:p text:style-name="P7">• <text:span text:style-name="T5">Linux es Multiusuario:</text:span> Para que pueda desarrollar esta labor (de compartir los recursos de un ordenador) es necesario un sistema operativo que permita a varios usuarios acceder al mismo tiempo a través de terminales, y que distribuya los recursos disponibles entre todos. Así mismo, el sistema debería proporcionar la posibilidad de que más de un usuario pudiera trabajar con la misma versión de un mismo programa al mismo tiempo, y actualizar inmediatamente cualquier cambio que se produjese en la base de datos, quedando reflejado para todos. En conclusión, en el sistema multiusuario, varios usuarios pueden acceder a las aplicaciones y recursos del sistema Linux al mismo tiempo. Y, por supuesto, cada uno de ellos puede ejecutar varios programas a la vez (multitarea).</text:p>
      <text:p text:style-name="P7">• <text:span text:style-name="T5">Linux es Seguro:</text:span> El concepto de seguridad en redes de ordenadores es siempre difícil de abordar. Un sistema puede ser seguro para un determinado tipo de actividades e inseguro para otras. Si se quiere que el sistema sea seguro, se debe administrar de tal forma que se tengan controlados a los usuarios en todo momento. Para la ardua tarea de seguridad surgen nuevas herramientas constantemente, tanto para detectar intrusos como para encontrar fallos en el sistema y evitar así ataques desde el exterior.</text:p>
      <text:p text:style-name="P7"><text:soft-page-break/>• <text:span text:style-name="T5">Linux y las Redes de Ordenadores:</text:span> Cuando se trabaja con Linux se está ante un sistema operativo orientado al trabajo de redes de ordenadores.</text:p>
      <text:p text:style-name="P7">• <text:span text:style-name="T5">Linux dispone de varios protocolos</text:span> como PPP, SLIP, TCP/IP, PLIP, etc.., para la transferencia de</text:p>
      <text:p text:style-name="P7">archivos entre plataforma. Tiene a su disposición multitud de aplicaciones de libre distribución que</text:p>
      <text:p text:style-name="P7">permiten navegar a través de Internet y enviar y recibir correo electrónico, hacer una video-</text:p>
      <text:p text:style-name="P7">conferencia, transferir archivos, etc. Posee gran variedad de comandos para comunicación interna entre usuarios que se encuentren ubicados en plataformas distintas (gracias a utilidades como telnet).</text:p>
      <text:p text:style-name="P7">• <text:span text:style-name="T5">Independencia de dispositivos Linux</text:span> admite cualquier tipo de dispositivo (módems, impresoras)</text:p>
      <text:p text:style-name="P7">gracias a que cada una vez instalado uno nuevo, se añade al Kernel el controlador o driver necesario</text:p>
      <text:p text:style-name="P7">con el dispositivo, haciendo que el Kernel y el driver se fusionen. Lo importante de esto es que el</text:p>
      <text:p text:style-name="P7">controlador funciona como un modulo completamente aislado del <text:span text:style-name="T3">núcleo</text:span> de linux, dando <text:span text:style-name="T3">así</text:span> una</text:p>
      <text:p text:style-name="P7">mayor seguridad y estabilidad al sistema.</text:p>
      <text:p text:style-name="P1"/>
      <text:p text:style-name="P6">b) AIX (de IBM), GNU/Linux, HP-UX (de HP), MacOS (Macintosh), Solaris (de SUN Microsystems).</text:p>
      <text:p text:style-name="P1"/>
      <text:p text:style-name="P4">c) GNU son las siglas de "Gnu is Not Unix" (Gnu no es Unix).</text:p>
      <text:p text:style-name="P2"/>
      <text:p text:style-name="P4">d) GNU es una forma de reivindicar el software libre haciendo una crítica a la filosofía del sistema operativo Unix el cual desde su nacimiento en la década de los 70 ha estado vinculado a diversas casas comerciales haciendo que los usuarios y desarrolladores se sometieran a sus políticas.</text:p>
      <text:p text:style-name="P4">De esta forma nace la FSF Free Software Fundation (Fundación del software libre) la cual está compuesta por voluntarios que de forma desinteresada fomentan y apoyan el software de uso libre.</text:p>
      <text:p text:style-name="P4">Todo el software bajo licencia GNU puede ser utilizado por cualquiera de forma gratuita y libre, para cualquier <text:span text:style-name="T1">propósito.</text:span></text:p>
      <text:p text:style-name="P4">Evidentemente a pesar de que el autor nos dá permiso de uso o modificación de su software, este es su legítimo propietario ateniéndose a las leyes del copyright.</text:p>
      <text:p text:style-name="P4"/>
      <text:p text:style-name="P5"><text:span text:style-name="T2">e) </text:span><text:span text:style-name="T6">Linux es Multitarea:</text:span><text:span text:style-name="T2"> La multitarea no consiste en hacer que el procesador realice más de un trabajo al mismo tiempo (un solo procesador no tiene esa capacidad), lo único que realiza es presentar las tareas de forma intercalada para que se ejecuten varias simultáneamente. Por lo tanto en Linux es posible ejecutar varios programas a la vez sin necesidad de tener que parar la ejecución de cada aplicación.</text:span></text:p>
      <text:p text:style-name="P4"/>
      <text:p text:style-name="P8">f) POSIX es el acrónimo de Portable Operating System Interface (la X viene de UNIX como seña de identidad de la API). Fue sugerido por Richard Stallman en respuesta a la demanda de la IEEE, que buscaba un nombre fácil de recordar. Una traducción aproximada del acrónimo podría ser "Interfaz de Sistema Operativo Portable basado en UNIX".</text:p>
      <text:p text:style-name="P9">POSIX especifica las interfaces de usuario y software al Sistema Operativo en 15 documentos diferentes. La línea de comandos estándar y las interfaces de scripting se basaron en Korn Shell. Otros programas a nivel de usuario (user-level), servicios y utilidades incluyen awk, echo, ed (computación) y cientos de otras. Los servicios a nivel de programa requeridos incluyen definición de estándares básicos de I/O, (file(Computación, UNIX), terminal, y servicios de red. POSIX también especifican una API para las librerías de threading, que es muy popular y muy</text:p>
      <text:p text:style-name="P9">utilizada en muchos sistemas operativos.</text:p>
      <text:p text:style-name="P4"/>
      <text:p text:style-name="P4"/>
      <text:p text:style-name="P4"/>
      <text:p text:style-name="P4"/>
      <text:p text:style-name="P4"/>
      <text:p text:style-name="P4"/>
      <text:p text:style-name="P10"><text:soft-page-break/>2. Distribuciones de GNU/Linux:</text:p>
      <text:p text:style-name="P10">(a) ¿Qué es una distribución de GNU/Linux? Nombre al menos 4 distribuciones de GNU/-</text:p>
      <text:p text:style-name="P10">Linux y cite diferencias básicas entre ellas.</text:p>
      <text:p text:style-name="P10">(b) ¿En qué se diferencia una distribución de otra?</text:p>
      <text:p text:style-name="P10">(c) ¿Qué es Debian? Acceda al sitio una breve cronología del mismo e indique cuáles son los objetivos del proyecto y una breve cronología del mismo.</text:p>
      <text:p text:style-name="P10"/>
      <text:p text:style-name="P10">a) Una distribución Linux o distribución GNU/Linux (abreviada con frecuencia distro) es un conjunto de aplicaciones reunidas que permiten brindar mejoras para instalar fácilmente un sistema operativo basado en programas de muchas fuentes y licencias de uso, que reciben la denominación convencional de GNU/Linux. Son variantes de sistemas libres del tipo GNU/Linux que, en general, se diferencian entre sí por las herramientas para configuración y sistemas de administración de paquetes de software para instalar. La elección de una distribución depende de las necesidades del usuario y de gustos personales.</text:p>
      <text:p text:style-name="P10"/>
      <text:p text:style-name="P10">b)</text:p>
      <text:p text:style-name="P10"/>
      <text:p text:style-name="P10"/>
      <text:p text:style-name="P10"/>
      <text:p text:style-name="P10">3. Estructura de GNU/Linux:</text:p>
      <text:p text:style-name="P10">(a) Nombre cuales son los 3 componentes fundamentales de GNU/Linux.</text:p>
      <text:p text:style-name="P10">(b) Mencione y explique la estructura básica del Sistema Operativo GNU/Linux.</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4. Kernel:</text:p>
      <text:p text:style-name="P10">(a) ¿Qué es? Indique una breve reseña histórica acerca de la evolución del Kernel de</text:p>
      <text:p text:style-name="P10">GNU/Linux.</text:p>
      <text:p text:style-name="P10">(b) ¿Cuáles son sus funciones principales?</text:p>
      <text:p text:style-name="P10">(c) ¿Cuál es la versión actual? ¿Cómo se definía el esquema de versionado del Kernel en</text:p>
      <text:p text:style-name="P10">versiones anteriores a la 2.4? ¿Qué cambió en el versionado se impuso a partir de la</text:p>
      <text:p text:style-name="P10">versión 2.6?</text:p>
      <text:p text:style-name="P10">(d) ¿Es posible tener más de un Kernel de GNU/Linux instalado en la misma máquina?</text:p>
      <text:p text:style-name="P10">(e) ¿Dónde se encuentra ubicado dentro del File System?</text:p>
      <text:p text:style-name="P10">(f) ¿El Kernel de GNU/Linux es monolítico? Justifique.</text:p>
      <text:p text:style-name="P10"/>
      <text:p text:style-name="P11">a) El kernel es el núcleo del sistema operativo. <text:span text:style-name="T8">El kernel no es un conjunto separado de procesos que corren en paralelo a los procesos de usuario: es parte de cada proceso de usuario.</text:span></text:p>
      <text:p text:style-name="P12">Cuando se dice que el kernel asigna recursos o que hace determinada operación en realidad es el proceso ejecutándose en modo kernel. E<text:span text:style-name="T9">l</text:span> kernel reside en memoria principal como parte del proceso que se esté ejecutando.</text:p>
      <text:p text:style-name="P12">Aclaremos la diferencia entre los modos de ejecución. En modo usuario, los procesos pueden acceder a sus propias instrucciones y datos pero no a instrucciones y datos del kernel o de otros procesos.</text:p>
      <text:p text:style-name="P12">En modo kernel los procesos pueden acceder a direcciones de otros usuarios y</text:p>
      <text:p text:style-name="P12">de kernel.</text:p>
      <text:p text:style-name="P10"/>
      <text:p text:style-name="P13">b) </text:p>
      <text:list xml:id="list6280282858605598181" text:style-name="L1">
        <text:list-item>
          <text:p text:style-name="P24">Administración de la memoria para todos los programas y procesos en ejecución.</text:p>
        </text:list-item>
        <text:list-item>
          <text:p text:style-name="P24">Administración del tiempo de procesador que los programas y procesos en ejecución utilizan.</text:p>
        </text:list-item>
        <text:list-item>
          <text:p text:style-name="P24">Es el encargado de que podamos acceder a los periféricos/elementos de nuestro ordenador de una manera cómoda.</text:p>
        </text:list-item>
      </text:list>
      <text:p text:style-name="P13"/>
      <text:p text:style-name="P13">c)</text:p>
      <text:p text:style-name="P13"/>
      <text:p text:style-name="P13">d)</text:p>
      <text:p text:style-name="P13"/>
      <text:p text:style-name="P13">e) El kernel reside en memoria principal como parte del proceso que se esté ejecutando.</text:p>
      <text:p text:style-name="P13"/>
      <text:p text:style-name="P13">f) <text:span text:style-name="T10">Si. Estos sistemas tienen un núcleo grande y complejo, que engloba todos los servicios del sistema. Está programado de forma no modular, y tiene un rendimiento mayor que un microkernel. Sin embargo, cualquier cambio a realizar en cualquier servicio requiere la re-compilación del núcleo y el reinicio del sistema para aplicar los nuevos cambio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5. Intérprete de comandos (Shell)):</text:p>
      <text:p text:style-name="P14">(a) ¿Qué es?</text:p>
      <text:p text:style-name="P14">(b) ¿Cuáles son sus funciones?</text:p>
      <text:p text:style-name="P14">(c) Mencione al menos 3 intérpretes de comandos que posee GNU/Linux y compárelos</text:p>
      <text:p text:style-name="P14">entre ellos.</text:p>
      <text:p text:style-name="P14">(d) ¿Dónde se ubican (path) los comandos propios y externos al Shell?</text:p>
      <text:p text:style-name="P14">(e) ¿Por qué considera que el Shell no es parte del Kernel de GNU/Linux?</text:p>
      <text:p text:style-name="P14">(f) ¿Es posible definir un intérprete de comandos distinto para cada usuario? ¿Desde dónde</text:p>
      <text:p text:style-name="P14">se define? ¿Cualquier usuario puede realizar dicha tarea?</text:p>
      <text:p text:style-name="P14"/>
      <text:p text:style-name="P14">a) El shell o intérprete de comandos, es una interfase con nuestro sistema operativo. Gracias a él podremos dar las órdenes y mandatos necesarios para que nuestro sistema informático realice las tareas que necesitamos. No debemos confundir al intérprete de comandos con el sistema operativo. Este es solo un programa que hará de mediador entre nosotros y el kernel del sistema. El shell puede ser tanto gráfico (Ej. La interfase X-Window), como de texto (Ej. El bash).</text:p>
      <text:p text:style-name="P14"/>
      <text:p text:style-name="P14">b) Algunas funciones son control de procesos, redirección de entrada/salida, listado y lectura de ficheros, protección, comunicaciones y un lenguaje de órdenes para escribir programas por lotes o (scripts o guiónes).</text:p>
      <text:p text:style-name="P14"/>
      <text:p text:style-name="P14">c) Existen varios tipos de intérpretes de comandos en UNIX de los cuales los más famosos e importantes son el "Bourne Shell" (sh) y el "C Shell" (csh). El intérprete de comandos Bourne, usa una sintaxis de comandos usada en losprimeros sistemas UNIX, como el System III. El nombre de intérprete Bourne en la mayoría de los Un*x es /bin/sh (sh por shell). El C Shell posee una sintaxis muy parecida al lenguaje de programación C y se lo encontrara como /bin/csh. El más usado en el mundo GNU/Linux, como antes dijimos, es el bash por "Bourne Again Shell y se lo encontrará en /bin/bash. Bash posee toda la funcionalidad del sh con características avanzadas</text:p>
      <text:p text:style-name="P14">de C Shell, por esto cualquier guión escrito para un intérprete de comandos sh correrá perfectamente en él. Si lo quese prefiere es el uso del intérprete de comandos basado en el lenguaje C, en GNU/Linux se podrá encontrar el Tcsh en/bin/tcsh, que es una versión extendida del C Shell. Los gustos de los usuarios son los que deciden que intérprete de comandos se usará, por esto es posible configurar para cada usuario un intérprete de comandos distintos y no afectar el funcionamiento de programas como el ls, cat o cp. Solo se vera afectada la funcionalidad de algún guión que esté preparado para ejecutar con un intérprete de comandos determinado, lo que veremos como se puede corregir <text:s/>al ver programación de script de shell.</text:p>
      <text:p text:style-name="P14"/>
      <text:p text:style-name="P15">d) /bin/shell</text:p>
      <text:p text:style-name="P15"/>
      <text:p text:style-name="P15">e) Este es solo un programa que hará de mediador entre nosotros y el kernel del sistema.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6. Sistema de Archivos (File System):</text:p>
      <text:p text:style-name="P14">(a) ¿Qué es?</text:p>
      <text:p text:style-name="P14">(b) Mencione sistemas de archivos soportados por GNU/Linux.</text:p>
      <text:p text:style-name="P14">(c) ¿Es posible visualizar particiones del tipo FAT y NTFS en GNU/Linux?</text:p>
      <text:p text:style-name="P14">(d) ¿Cuál es la estructura básica de los File System en GNU/Linux? Mencione los directo-</text:p>
      <text:p text:style-name="P14">rios más importantes e indique qué tipo de información se encuentra en ellos. ¿A qué</text:p>
      <text:p text:style-name="P14">hace referencia la sigla FHS?</text:p>
      <text:p text:style-name="P14"/>
      <text:p text:style-name="P16">a) Los sistemas de archivos estructuran la información guardada en una unidad de almacenamiento</text:p>
      <text:p text:style-name="P16">(normalmente un disco duro) de una computadora, que luego será representada ya sea textual o gráficamente utilizando un gestor de archivos. La mayoría de los sistemas operativos poseen su propio sistema de archivos.</text:p>
      <text:p text:style-name="P16"/>
      <text:p text:style-name="P16">b) GNU/Linux soporta una gran cantidad de tipos de sistema de archivos: adfs, affs, autofs, coda, coherent, cramfs, devpts, efs, ext2, ext3, hfs, hpfs, iso9660, jfs, minix, msdos, ncpfs, nfs, ntfs, proc, qnx4, reiserfs, romfs, smbfs, sysv, tmpfs, udf, ufs, umsdos, vfat, xenix, xfs.</text:p>
      <text:p text:style-name="P14"/>
      <text:p text:style-name="P16">c) Si. En estos momentos existen distribuciones de GNU-Linux que pueden realizar operaciones de lectura y escritura sobre ellas.</text:p>
      <text:p text:style-name="P14"/>
      <text:p text:style-name="P16">d) En los sistemas de archivos jerárquicos, usualmente, se declara la ubicación precisa de un archivo con una cadena de texto llamada "ruta" (o Path en inglés). La nomenclatura para rutas varía ligeramente de sistema en sistema, pero mantienen por lo general una misma estructura. Una ruta viene dada por una sucesión de nombres de directorios y subdirectorios, ordenados jerárquica mente de izquierda a derecha y separados por algún carácter especial que suele ser una barra ('/') o barra invertida ('\') y puede terminar en el nombre de un archivo presente en la última rama de directorios especificad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7. Particiones:</text:p>
      <text:p text:style-name="P14">(a) Definición. Tipos de particiones. Ventajas y Desventajas.</text:p>
      <text:p text:style-name="P14">(b) ¿Cómo se identifican las particiones en GNU/Linux? (Considere discos IDE, SCSI y</text:p>
      <text:p text:style-name="P14">SATA).</text:p>
      <text:p text:style-name="P14">(c) ¿Cuántas particiones son necesarias como mínimo para instalar GNU/Linux? Nómbre-</text:p>
      <text:p text:style-name="P14">las indicando tipo de partición, identificación, tipo de File System y punto de montaje.</text:p>
      <text:p text:style-name="P14">(d) Ejemplifique diversos casos de particionamiento dependiendo del tipo de tarea que se</text:p>
      <text:p text:style-name="P14">deba realizar en su sistema operativo.</text:p>
      <text:p text:style-name="P14">(e) ¿Qué tipo de software para particionar existe? Menciónelos y compare.</text:p>
      <text:p text:style-name="P14"/>
      <text:p text:style-name="P17">a) Existen 3 tipos de particiones: </text:p>
      <text:p text:style-name="P18"><text:span text:style-name="T7">Partición primaria:</text:span><text:span text:style-name="T11"> Son las divisiones crudas o primarias del disco, solo pueden haber 4 de estas. Depende de una tabla de particiones. Un disco físico completamente formateado, consiste en realidad de una partición primaria que ocupa todo el espacio del disco, y posee un sistema de archivos. A este tipo de particiones, prácticamente cualquier sistema operativo puede detectarlas y asignarles una unidad, siempre y cuando el sistema operativo reconozca su formato (sistema de archivos).</text:span></text:p>
      <text:p text:style-name="P17"><text:span text:style-name="T5">Partición extendida:</text:span> Es otro tipo de partición que actúa como una partición primaria; sirve para</text:p>
      <text:p text:style-name="P17">contener infinidad de unidades lógicas en su interior. Fue ideada para romper la limitación de 4</text:p>
      <text:p text:style-name="P17">particiones primarias en un solo disco físico. Solo puede existir una partición de este tipo por disco, y solo sirve para contener particiones lógicas. Por lo tanto, es el único tipo de partición que no soporta un sistema de archivos directamente.</text:p>
      <text:p text:style-name="P17"><text:span text:style-name="T5">Unidad lógica:</text:span> Ocupa un trozo de partición extendida o la totalidad de la misma, la cual se ha</text:p>
      <text:p text:style-name="P17">formateado con un tipo específico de sistema de archivos (FAT32, NTFS, ext2,...) y se le a</text:p>
      <text:p text:style-name="P17">asignado una unidad, si el sistema operativo reconoce las particiones lógicas o su sistema de</text:p>
      <text:p text:style-name="P17">archivos.</text:p>
      <text:p text:style-name="P14"/>
      <text:p text:style-name="P17">Ventajas:</text:p>
      <text:p text:style-name="P17">Se puede guardar una copia de seguridad de los datos del usuario en otra partición del mismo disco, para evitar la pérdida de información importante.</text:p>
      <text:p text:style-name="P17">Si tienes un error/problema en una de ellas, las demás no se verán afectadas.</text:p>
      <text:p text:style-name="P17">Puedes tener diferentes sistemas operativos en tu PC, totalmente independientes unos de otros.</text:p>
      <text:p text:style-name="P17">Puedes tener tus archivos de datos en particiones totalmente</text:p>
      <text:p text:style-name="P17">independientes.</text:p>
      <text:p text:style-name="P17">Puedes borrar/cambiar el contenido de una partición, sin que esto afecte a</text:p>
      <text:p text:style-name="P17">las demás.</text:p>
      <text:p text:style-name="P14"/>
      <text:p text:style-name="P17">c) Como mínimo 2, la raiz “/” y la swap o de intercambi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8. Arranque (bootstrap) de un Sistema Operativo:</text:p>
      <text:p text:style-name="P14">(a) ¿Qué es el BIOS? ¿Qué tarea realiza?</text:p>
      <text:p text:style-name="P14">(b) ¿Qué es UEFI? ¿Cuál es su función?</text:p>
      <text:p text:style-name="P14">(c) ¿Qué es el MBR? ¿Que es el MBC?</text:p>
      <text:p text:style-name="P14">(d) ¿A qué hacen referencia las siglas GPT? ¿Qué sustituye? Indique cuál es su formato.</text:p>
      <text:p text:style-name="P14">(e) ¿Cuál es la funcionalidad de un “Gestor de Arranque”? ¿Qué tipos existen? ¿Dónde se</text:p>
      <text:p text:style-name="P14">instalan? Cite gestores de arranque conocidos.</text:p>
      <text:p text:style-name="P14">(f) ¿Cuáles son los pasos que se suceden desde que se prende una computadora hasta que</text:p>
      <text:p text:style-name="P14">el Sistema Operativo es cargado (proceso de bootstrap)?</text:p>
      <text:p text:style-name="P14">(g) Analice el proceso de arranque en GNU/Linux y describa sus principales pasos.</text:p>
      <text:p text:style-name="P14">(h) ¿Cuáles son los pasos que se suceden en el proceso de parada (shutdown) de GNU/Li-</text:p>
      <text:p text:style-name="P14">nux?</text:p>
      <text:p text:style-name="P14">(i) ¿Es posible tener en una PC GNU/Linux y otro Sistema Operativo instalado? Justifi-</text:p>
      <text:p text:style-name="P14">que.</text:p>
      <text:p text:style-name="P14"/>
      <text:p text:style-name="P19"><text:span text:style-name="T12">a) </text:span>E<text:span text:style-name="T13">s e</text:span>l sistema básico de entrada y salido, es <text:span text:style-name="T13">el</text:span> responsable de la ejecución de diversas tareas de <text:span text:style-name="T13">la</text:span> computadora. El contiene todo el software básico necesario <text:span text:style-name="T4">para</text:span> iniciar la placa madre, verificar los dispositivos instalados y cargar el Sistema operativo.</text:p>
      <text:p text:style-name="P19"/>
      <text:p text:style-name="P20">b) Alianza entre varias compañias con el objetivo de modernizar el proceso de arranque, querian reemplazar a la BIOS. Su funciones son parecidos a los de la BIOS pero mejorada </text:p>
      <text:p text:style-name="P20">BUSCAR EJEMPLOS Y MAS EXPLICACIÓN</text:p>
      <text:p text:style-name="P20"/>
      <text:p text:style-name="P20">c) Master Boot Record, registro de arranque de 212 Bytes, en los primeros bytes se encuentra en MBC (MasterBootCode), que es cargado por el BIOS para comenzar el proceso de arraque. A partir del byte 446 se encuentra la tabla de particiones.</text:p>
      <text:p text:style-name="P20"/>
      <text:p text:style-name="P20">d) Guide Partition Table(GPT) usa un modo de direccionamiento lógico (logical block</text:p>
      <text:p text:style-name="P20">addressing LBA) en lugar de cylinder-header-sector. Es parte del EFI y buscar reemplazar el MBR.</text:p>
      <text:p text:style-name="P21">Se mantiene un MBR para tener compatibilidad con el esquema BIOS</text:p>
      <text:p text:style-name="P21">El MBR “heredado” se almacena en el LBA 0</text:p>
      <text:p text:style-name="P21">En el LBA 1 está la cabecera GPT. La tabla de particiones en sı́ está en los bloques sucesivos</text:p>
      <text:p text:style-name="P21">La cabecera GPT y la tabla de particiones están escritas al principio y al final del disco (redundancia)</text:p>
      <text:p text:style-name="P21"/>
      <text:p text:style-name="P22">e) PASAR DE LA FOTOCOPIA</text:p>
      <text:p text:style-name="P22"/>
      <text:p text:style-name="P25">f) <text:span text:style-name="T16">Bootstrapping es el proceso de cargar un conjunto de instrucciones cuando se enciende o arranca una computadora por primera vez. Durante el proceso de inicio, se realizan pruebas de diagnóstico, como la autoprueba de encendido (POST), que configuran o comprueban las configuraciones de los dispositivos e implementan pruebas de rutina para la conexión de periféricos, hardware y dispositivos de memoria externa. El cargador de arranque o el programa de arranque se carga para inicializar el sistema operativo.</text:span></text:p>
      <text:p text:style-name="P28"/>
      <text:p text:style-name="P28">Los programas típicos que cargan el sistema operativo son:</text:p>
      <text:p text:style-name="P28"/>
      <text:p text:style-name="P28">GNU Grand Unified Bootloader (GRUB): Una especificación de arranque múltiple que permite al usuario elegir uno de varios sistemas operativos</text:p>
      <text:p text:style-name="P28">NT Loader (NTLDR): Un cargador de arranque para el sistema operativo Windows NT de Microsoft que normalmente se ejecuta desde el disco duro</text:p>
      <text:p text:style-name="P28">Linux Loader (LILO): Un cargador de arranque para Linux que generalmente se ejecuta desde un disco duro o disquete</text:p>
      <text:p text:style-name="P28"><text:soft-page-break/>Controlador de interfaz de red (NIC): Utiliza un cargador de arranque que admite el arranque desde una interfaz de red como Etherboot o entorno de ejecución previa a la inicialización (PXE)</text:p>
      <text:p text:style-name="P28">Antes de arrancar una computadora se dice que comienza con una memoria principal en blanco. El bootstrap permite que la secuencia de programas se cargue para iniciar el sistema operativo. El OS es el programa principal que gestiona todos los programas que se ejecutan en una computadora y realiza tareas como controlar dispositivos periféricos como una unidad de disco, administrar directorios y archivos, transmitir señales de salida a un monitor e identificar señales de entrada desde un teclado.</text:p>
      <text:p text:style-name="P28"/>
      <text:p text:style-name="P28">Bootstrap también puede referirse a preparar los primeros entornos de programación de forma incremental para crear entornos de programación más complejos y fáciles de usar. Por ejemplo, al mismo tiempo el entorno de programación podría consistir en un programa ensamblador y un editor de texto simple. Con el tiempo, las mejoras graduales han llevado a los sofisticados lenguajes de programación orientados a objetos ya los entornos gráficos integrados de desarrollo (IDE).</text:p>
      <text:p text:style-name="P22"/>
      <text:p text:style-name="P26">g) PASAR DE LA FOTOCOPIA </text:p>
      <text:p text:style-name="P26"><text:span text:style-name="T17">https://enavas.blogspot.com.ar/2008/12/el-proceso-de-arranque-en-linux.html</text:span></text:p>
      <text:p text:style-name="P22"/>
      <text:p text:style-name="P31">h)<text:span text:style-name="T19"> PASAR DE LA FOTOCOPI</text:span>A</text:p>
      <text:p text:style-name="P31"/>
      <text:p text:style-name="P31">i)<text:span text:style-name="T19"> PASAR DE LA FOTOCOPIA</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9. Archivos:</text:p>
      <text:p text:style-name="P14">(a) ¿Cómo se identifican los archivos en GNU/Linux?</text:p>
      <text:p text:style-name="P14">(b) Investigue el funcionamiento de los editores vi y mcedit, y los comandos cat y more.</text:p>
      <text:p text:style-name="P14">(c) Cree un archivo llamado “prueba.exe” en su directorio personal usando el vi. El mismo</text:p>
      <text:p text:style-name="P14">debe contener su número de alumno y su nombre.</text:p>
      <text:p text:style-name="P14">(d) Investigue el funcionamiento del comando file. Pruébelo con diferentes archivos. ¿Qué</text:p>
      <text:p text:style-name="P14">diferencia nota?</text:p>
      <text:p text:style-name="P14"/>
      <text:p text:style-name="P17">a) Linux sólo distingue tres tipos de archivos:</text:p>
      <text:p text:style-name="P17">• <text:span text:style-name="T5">Archivos o ficheros ordinarios</text:span>, son los mencionados anteriormente.</text:p>
      <text:p text:style-name="P17">• <text:span text:style-name="T5">Directorios (o carpetas)</text:span>, es un archivo especial que agrupa otros ficheros de una forma</text:p>
      <text:p text:style-name="P17">estructurada.</text:p>
      <text:p text:style-name="P17">• <text:span text:style-name="T5">Archivos especiales</text:span>, son la base sobre la que se asienta Linux, puesto que representan los</text:p>
      <text:p text:style-name="P17">dispositivos conectados a un ordenador, como puede ser una impresora. De esta forma introducir</text:p>
      <text:p text:style-name="P17">información en ese archivo equivale a enviar información a la impresora. Para el usuario estos</text:p>
      <text:p text:style-name="P17">dispositivos tienen el mismo aspecto y uso que los archivos ordinarios.</text:p>
      <text:p text:style-name="P14"/>
      <text:p text:style-name="P23">Linux identificacia los archivos a traves del comando file (no por su extension) para poder conocer su contenido. File comprueba cada argumento en un intento de clasificarlo. <text:s/>Hay tres conjuntos de pruebas, efectuadas en este orden: pruebas de sistemas de ficheros, pruebas de números mágicos, y pruebas <text:s/>de <text:s/>lenguajes. La primera prueba que tenga éxito hace que se muestre el tipo del fichero. </text:p>
      <text:p text:style-name="P14"/>
      <text:p text:style-name="P23">b) <text:span text:style-name="T18">PASAR</text:span> EN LA FOTOCOPIA</text:p>
      <text:p text:style-name="P23"/>
      <text:p text:style-name="P23">c)</text:p>
      <text:p text:style-name="P23"/>
      <text:p text:style-name="P23">d)El <text:s/>tipo <text:s/>mostrado <text:s/>contendrá usualmente una de las palabras text (texto: el fichero contiene solamente caracteres ASCII y probablemente es seguro leerlo en una terminal ASCII ), executable (ejecutable: el fichero contiene el resultado de la compilación de <text:s/>un <text:s/>programa <text:s/>en <text:s/>una forma <text:s/>comprensible <text:s/>para <text:s/>algún núcleo UNIX), o data (datos), que significa cualquier otra cosa (los datos son normalmente `binarios' o no imprimibles). Las excepciones son los formatos de ficheros bien conocidos (volcados de memoria, archivos de tar) que se sabe que <text:s/>contienen datos <text:s/>binarios. <text:s text:c="2"/>Cuando <text:s/>modifique <text:s/>el <text:s/>fichero <text:s/>/usr/share/misc/magic <text:s/>o el propio programa, conserve estas palabras reservadas. <text:s/>Muchos programas dependen de que file muestre todos los ficheros legibles de un directorio con la palabra “text”. <text:s/>No haga como hicieron <text:s/>en <text:s/>la versión de Berkeley, que cambiaron “shell commands text” (texto con órdenes del shell) a ``shell script'' (guión del shell).</text:p>
      <text:p text:style-name="P23"/>
      <text:p text:style-name="P23"><text:s text:c="7"/>Las <text:s/>pruebas de sistemas de ficheros se basan en un examen de la devolución de una llamada al sistema stat(2). <text:s/>El programa comprueba si el fichero está vacío, o si es alguna clase de fichero especial. <text:s/>Cualquier tipo de fichero apropiado al <text:s/>sistema <text:s/>donde <text:s/>se <text:s/>esté <text:s/>(enchufes, enlaces <text:s/>simbólicos, <text:s/>o <text:s/>tuberías <text:s/>con nombre (FIFOs) en aquellos sistemas que las implementen) se intuye si está definido en el fichero de cabecera del sistema sys/stat.h.</text:p>
      <text:p text:style-name="P23"/>
      <text:p text:style-name="P23"><text:s text:c="7"/>Las pruebas de números mágicos se emplean para comprobar ficheros con datos dispuestos en formatos fijos particulares. <text:s/>El ejemplo canónico de <text:s/>esto <text:s/>es <text:s/>un <text:s/>fichero ejecutable binario (programa compilado) a.out, cuyo formato se describe en a.out.h y posiblemente en exec.h en el directorio normal de ficheros de cabecera. <text:s/>Estos ficheros tienen un <text:s/>`número <text:s/>mágico' <text:s/>guardado <text:s/>en <text:s/>una <text:s/>posición <text:s/>particular <text:s/>cerca <text:s/>del principio <text:s/>del fichero, que le dice al sistema operativo UNIX que el fichero es un binario ejecutable, y de qué tipo de entre unos cuantos.</text:p>
      <text:p text:style-name="P23"/>
      <text:p text:style-name="P23"><text:soft-page-break/><text:s text:c="7"/>El concepto de `número mágico' se ha aplicado por extensión a ficheros de datos. <text:s/>Cualquier fichero con algún identificador <text:s/>invariante <text:s/>en una posición fija y cercana al principio en el fichero puede normalmente describirse de esta forma. La información de estos ficheros se lee</text:p>
      <text:p text:style-name="P23"><text:s text:c="7"/>del `fichero mágico' /usr/share/misc/magic.</text:p>
      <text:p text:style-name="P23"/>
      <text:p text:style-name="P23"><text:s text:c="7"/>Si un argumento resulta ser un fichero ASCII, file intenta adivinar el lenguaje en el que está escrito. <text:s/>Las <text:s/>pruebas <text:s/>de <text:s/>lenguaje <text:s/>buscan cadenas de caracteres particulares (cf. <text:s/>names.h) que pueden aparecer en cualquier lugar dentro de los primeros bloques de un fichero. <text:s/>Por ejemplo, la palabra clave .br indica que el fichero es con mucha probabilidad un fichero de entrada de troff(1), mientras <text:s/>que <text:s/>la <text:s/>palabra struct <text:s/>puede <text:s/>indicar un programa en C. <text:s/>Estas pruebas son menos confiables que las de los dos grupos anteriores, de forma que se realizan en último lugar. <text:s/>Las rutinas de pruebas de lenguajes también hacen algunas <text:s/>otras comprobaciones <text:s/>(como <text:s/>buscar <text:s/>archivos <text:s/>de <text:s/>tar(1)) <text:s/>y determinan si el mensaje para un fichero desconocido debe ser `ascii text' (texto ASCII) o `data' (dato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10. Indique qué comando es necesario utilizar para realizar cada una de las siguientes acciones.</text:p>
      <text:p text:style-name="P14">Investigue su funcionamiento y parámetros más importantes:</text:p>
      <text:p text:style-name="P14">(a) Cree la carpeta ISO2017<text:span text:style-name="T15">(mkdir)</text:span></text:p>
      <text:p text:style-name="P14">(b) Acceda a la carpeta (cd)</text:p>
      <text:p text:style-name="P14">(c) Cree dos archivos con los nombres iso2017-1 e iso2017-2 (touch)</text:p>
      <text:p text:style-name="P14">(d) Liste el contenido del directorio actual (ls)</text:p>
      <text:p text:style-name="P14">(e) Visualizar la ruta donde estoy situado (pwd)</text:p>
      <text:p text:style-name="P14">(f) Busque todos los archivos en los que su nombre contiene la cadena “iso*” (find)</text:p>
      <text:p text:style-name="P14">(g) Informar la cantidad de espacio libre en disco (df)</text:p>
      <text:p text:style-name="P14">(h) Verifique los usuarios conectado al sistema (who)</text:p>
      <text:p text:style-name="P14">(i) Acceder a el archivo iso2017-1 e ingresar Nombre y Apellido <text:span text:style-name="T20">(vi)</text:span></text:p>
      <text:p text:style-name="P30">(j) Mostrar en pantalla las últimas líneas de un archivo (tail).</text:p>
      <text:p text:style-name="P30"/>
      <text:p text:style-name="P30">11. Investigue su funcionamiento y parámetros más importantes: <text:span text:style-name="T14">FOTOCOPIA</text:span></text:p>
      <text:p text:style-name="P14">(a) shutdown </text:p>
      <text:p text:style-name="P14">(b) reboot</text:p>
      <text:p text:style-name="P14">(c) halt</text:p>
      <text:p text:style-name="P14">(d) locate</text:p>
      <text:p text:style-name="P14">(e) uname</text:p>
      <text:p text:style-name="P14">(f) gmesg</text:p>
      <text:p text:style-name="P14">(g) lspci</text:p>
      <text:p text:style-name="P14">(h) at</text:p>
      <text:p text:style-name="P14">(i) netstat</text:p>
      <text:p text:style-name="P14">(j) mount</text:p>
      <text:p text:style-name="P14">(k) umount</text:p>
      <text:p text:style-name="P14">(l) head</text:p>
      <text:p text:style-name="P14">(m) losetup</text:p>
      <text:p text:style-name="P14">(n) write</text:p>
      <text:p text:style-name="P14">(ñ) mkfs</text:p>
      <text:p text:style-name="P14">(o) fdisk (con cuidado)</text:p>
      <text:p text:style-name="P14"/>
      <text:p text:style-name="P14">12. Investigue su funcionamiento y parámetros más importantes:</text:p>
      <text:p text:style-name="P14">(a) Indique en qué directorios se almacenan los comandos mencionados en el ejercicio</text:p>
      <text:p text:style-name="P14">anterior.</text:p>
      <text:p text:style-name="P14"/>
      <text:p text:style-name="P30">/<text:span text:style-name="T20">bin</text:span></text:p>
      <text:p text:style-name="P30"><text:span text:style-name="T20"><text:s/></text:span></text:p>
      <text:p text:style-name="P30"><text:span text:style-name="T20">/sbin</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8T13:14:20.725647304</meta:creation-date>
    <meta:generator>LibreOffice/5.1.6.2$Linux_X86_64 LibreOffice_project/10m0$Build-2</meta:generator>
    <dc:date>2017-09-12T13:34:07.328499845</dc:date>
    <meta:editing-duration>PT1H33M23S</meta:editing-duration>
    <meta:editing-cycles>27</meta:editing-cycles>
    <meta:document-statistic meta:table-count="0" meta:image-count="0" meta:object-count="0" meta:page-count="12" meta:paragraph-count="222" meta:word-count="4318" meta:character-count="26782" meta:non-whitespace-character-count="22566"/>
  </office:meta>
</office:document-meta>
</file>